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36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style:paragraph-properties fo:margin-top="0cm" fo:margin-bottom="0cm" loext:contextual-spacing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427c4" style:text-blinking="false" fo:background-color="transparent"/>
    </style:style>
    <style:style style:name="P6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4b65a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4b65a" officeooo:paragraph-rsid="0004b65a" style:text-blinking="false" fo:background-color="transparent"/>
    </style:style>
    <style:style style:name="T1" style:family="text">
      <style:text-properties officeooo:rsid="00029889"/>
    </style:style>
    <style:style style:name="T2" style:family="text">
      <style:text-properties officeooo:rsid="000427c4"/>
    </style:style>
    <style:style style:name="T3" style:family="text">
      <style:text-properties officeooo:rsid="0004b65a"/>
    </style:style>
    <style:style style:name="T4" style:family="text">
      <style:text-properties officeooo:rsid="0005c7e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6710a78a-2f5d-2111-96ba-5764e1b90dc7"/>Instituto de Informática UFG - GO</text:p>
      <text:p text:style-name="P1">Grupo: João Henrique, Lucas Vinicius, Pedro Victor, Raphael Ferreira, Roni e Gabriel Barbosa</text:p>
      <text:p text:style-name="P2">User Stories - Ygg</text:p>
      <text:list xml:id="list8167113762516321906" text:style-name="L1">
        <text:list-item>
          <text:p text:style-name="P4">Como aluno gostaria de um serviço onde pudesse cadastrar minhas matérias<text:span text:style-name="T1">(disciplinas)</text:span>, referentes a determinado semestre.</text:p>
        </text:list-item>
        <text:list-item>
          <text:p text:style-name="P5">Como um aluno eu quero associar a cada matéria uma lista de tópicos importantes.</text:p>
        </text:list-item>
        <text:list-item>
          <text:p text:style-name="P5"><text:span text:style-name="T2">Como aluno gostaria que para c</text:span>ada tópico importante <text:span text:style-name="T2">pudesse </text:span>associar uma lista de outros possíveis importantes tópicos, <text:span text:style-name="T2">a assim sucessivamente</text:span>.</text:p>
        </text:list-item>
        <text:list-item>
          <text:p text:style-name="P4">Como aluno gostaria que cada tópico cadastrado pudesse a ele ser associado uma <text:span text:style-name="T3">subtitulo</text:span>, que aparaceria próximo ao título do tópico para que ficasse melhor organizado.</text:p>
        </text:list-item>
        <text:list-item>
          <text:p text:style-name="P7">Como aluno gostaria de associar a cada tópico um texto livre onde anotaria meus resumos e sínteses sobre aquele determinado assunto abordado por aquele tópico.</text:p>
        </text:list-item>
        <text:list-item>
          <text:p text:style-name="P7">Como aluno gostaria de que o sistemas organizasse em forma de árvore meu tópicos e subtópicos. De maneira a facilitar a navegação entre os mesmos.</text:p>
        </text:list-item>
        <text:list-item>
          <text:p text:style-name="P6"><text:s/>E que em cada n<text:span text:style-name="T3">ó</text:span> registrado pudesse aparecer o título do tópico bem como um resumo breve do mesmo<text:span text:style-name="T3">(Subtítulo e começo da síntese )</text:span>. Gostaria também que o conteúdo<text:span text:style-name="T3">( síntese completa ) </text:span>de determinado tópico ficasse disponível em forma de link nos respectivos nós da árvore.</text:p>
        </text:list-item>
        <text:list-item>
          <text:p text:style-name="P4">Como aluno eu quero que tenha a função de exportar para PDF, as meterias cadastradas, <text:span text:style-name="T3">onde aparaceria na ordem cadastro os tópicos, subtítulos e sínteses.</text:span></text:p>
        </text:list-item>
        <text:list-item>
          <text:p text:style-name="P4">Como aluno eu quero que se tenha um atalho para pesquisa no canal de vídeos YouTube, onde o <text:span text:style-name="T3">conteúdo</text:span> da pesquisa seria o título de determinado tópico <text:span text:style-name="T3">já</text:span> cadastrado.</text:p>
        </text:list-item>
        <text:list-item>
          <text:p text:style-name="P4">Como um aluno gostaria de poder efetuar meu cadastro de maneira rápida, usando minhas contas já existentes do facebook ou email.</text:p>
        </text:list-item>
        <text:list-item>
          <text:p text:style-name="P4">Como aluno gostaria de criar grupos de usuários, onde cada usuário seria cadastrado pelo dono do grupo e este disponibilizaria um login e uma senha para que outras pessoas pudessem editar, adicionar mais tópicos a árvore, <text:span text:style-name="T3">mas este não poderia excluir nenhum tópico da árvore só acrescentar</text:span>.</text:p>
        </text:list-item>
        <text:list-item>
          <text:p text:style-name="P3">Como aluno gostaria de poder recupera<text:span text:style-name="T4">r</text:span> um histórico de ate 2 dias em casos de registros errados, o exclusões <text:span text:style-name="T4">acidentais </text:span>de tópicos da árvor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3:32:04.789000000</meta:creation-date>
    <dc:date>2016-04-19T13:42:30.488000000</dc:date>
    <meta:editing-duration>PT10M24S</meta:editing-duration>
    <meta:editing-cycles>5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15" meta:word-count="352" meta:character-count="2120" meta:non-whitespace-character-count="1794"/>
  </office:meta>
</office:document-meta>
</file>